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A000000DF106DA347953959E1.png" manifest:media-type="image/png"/>
  <manifest:file-entry manifest:full-path="Pictures/100002010000044C000000F6DBF303E121FD54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ctwithoutfill">
      <style:graphic-properties svg:stroke-width="0.1cm" svg:stroke-color="#ed1c2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046cm" svg:height="2.916cm" svg:x="0.4cm" svg:y="7.2cm">
          <draw:image xlink:href="Pictures/100002010000044C000000F6DBF303E121FD5400.png" xlink:type="simple" xlink:show="embed" xlink:actuate="onLoad">
            <text:p/>
          </draw:image>
        </draw:frame>
        <draw:frame draw:style-name="gr2" draw:text-style-name="P2" draw:layer="layout" svg:width="6.644cm" svg:height="4.093cm" svg:x="1cm" svg:y="2.307cm">
          <draw:image xlink:href="Pictures/100002010000016A000000DF106DA347953959E1.png" xlink:type="simple" xlink:show="embed" xlink:actuate="onLoad">
            <text:p/>
          </draw:image>
        </draw:frame>
        <draw:frame draw:style-name="gr3" draw:text-style-name="P3" draw:layer="layout" svg:width="5.2cm" svg:height="0.7cm" svg:x="0.9cm" svg:y="0.7cm">
          <draw:text-box>
            <text:p><text:span text:style-name="T1">TVD-Nummern vom Roboter</text:span></text:p>
          </draw:text-box>
        </draw:frame>
        <draw:line draw:style-name="gr4" draw:text-style-name="P2" draw:layer="layout" svg:x1="2.1cm" svg:y1="1.3cm" svg:x2="2.1cm" svg:y2="3.2cm">
          <text:p/>
        </draw:line>
        <draw:frame draw:style-name="gr5" draw:text-style-name="P3" draw:layer="layout" svg:width="4.8cm" svg:height="0.8cm" svg:x="6cm" svg:y="1cm">
          <draw:text-box>
            <text:p><text:span text:style-name="T1">Datenbank-Id des Betriebs</text:span></text:p>
          </draw:text-box>
        </draw:frame>
        <draw:line draw:style-name="gr4" draw:text-style-name="P2" draw:layer="layout" svg:x1="6.2cm" svg:y1="1.4cm" svg:x2="4.7cm" svg:y2="3.2cm">
          <text:p/>
        </draw:line>
        <draw:line draw:style-name="gr4" draw:text-style-name="P2" draw:layer="layout" svg:x1="5.7cm" svg:y1="3.9cm" svg:x2="12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8T13:37:54.106998027</dc:date>
    <meta:editing-duration>PT11M9S</meta:editing-duration>
    <meta:editing-cycles>4</meta:editing-cycles>
    <meta:generator>LibreOffice/6.0.3.2$MacOSX_X86_64 LibreOffice_project/8f48d515416608e3a835360314dac7e47fd0b821</meta:generator>
    <meta:document-statistic meta:object-count="7"/>
  </office:meta>
</office:document-meta>
</file>